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Text_20_body">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P6" style:family="paragraph" style:parent-style-name="Text_20_body">
      <style:text-properties fo:font-variant="normal" fo:text-transform="none" fo:color="#333333"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Text_20_body">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P8" style:family="paragraph" style:parent-style-name="Text_20_body">
      <style:text-properties fo:font-variant="normal" fo:text-transform="none" fo:color="#333333" style:font-name="Arial1" fo:font-size="12pt" fo:letter-spacing="normal" fo:font-style="normal" style:text-underline-style="none" fo:font-weight="normal" style:font-size-asian="12pt" style:font-weight-asian="normal" style:font-size-complex="12pt" style:font-weight-complex="normal"/>
    </style:style>
    <style:style style:name="P9" style:family="paragraph" style:parent-style-name="Text_20_body">
      <style:text-properties fo:font-variant="normal" fo:text-transform="none" fo:color="#333333" style:font-name="Arial1" fo:font-size="10.5pt" fo:letter-spacing="normal" fo:font-style="normal" style:text-underline-style="none" fo:font-weight="normal" style:font-size-asian="10.5pt" style:font-weight-asian="normal" style:font-size-complex="10.5pt" style:font-weight-complex="normal"/>
    </style:style>
    <style:style style:name="P10" style:family="paragraph" style:parent-style-name="Text_20_body">
      <style:text-properties fo:font-variant="normal" fo:text-transform="none" fo:color="#333333" style:font-name="Arial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333333" style:font-name="Arial1" fo:font-size="10.5pt" fo:letter-spacing="normal" fo:font-style="normal" fo:font-weight="normal"/>
    </style:style>
    <style:style style:name="P12" style:family="paragraph" style:parent-style-name="Standard">
      <style:paragraph-properties fo:text-align="start" style:justify-single-word="false"/>
    </style:style>
    <style:style style:name="P13" style:family="paragraph" style:parent-style-name="Standard">
      <style:text-properties fo:font-variant="normal" fo:text-transform="none" fo:color="#333333" style:font-name="Arial1" fo:font-size="10.5pt" fo:letter-spacing="normal" fo:font-style="normal" fo:font-weight="normal"/>
    </style:style>
    <style:style style:name="P14" style:family="paragraph" style:parent-style-name="Standard">
      <style:text-properties fo:font-variant="normal" fo:text-transform="none" fo:color="#333333" style:font-name="Arial1" fo:font-size="12pt" fo:letter-spacing="normal" fo:font-style="normal" style:text-underline-style="none" fo:font-weight="normal" style:font-size-asian="12pt" style:font-weight-asian="normal" style:font-size-complex="12pt" style:font-weight-complex="normal"/>
    </style:style>
    <style:style style:name="P15"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Heading_20_2">
      <style:text-properties fo:font-variant="normal" fo:text-transform="none" fo:color="#333333"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Heading_20_2">
      <style:text-properties fo:font-variant="normal" fo:text-transform="none" fo:color="#333333" style:font-name="Arial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Heading_20_1">
      <style:paragraph-properties fo:text-align="start" style:justify-single-word="false"/>
      <style:text-properties fo:font-variant="normal" fo:text-transform="none" fo:color="#333333" style:font-name="Arial" fo:font-size="18pt" fo:letter-spacing="normal" fo:font-style="normal" fo:font-weight="bold" style:font-size-asian="18pt" style:font-weight-asian="bold" style:font-size-complex="18pt" style:font-weight-complex="bold"/>
    </style:style>
    <style:style style:name="P19" style:family="paragraph" style:parent-style-name="Text_20_body">
      <style:text-properties fo:font-variant="normal" fo:text-transform="none" fo:color="#333333" style:font-name="Arial1" fo:font-size="14pt" fo:letter-spacing="normal" fo:font-style="normal" style:text-underline-style="none" fo:font-weight="normal" style:font-size-asian="14pt" style:font-weight-asian="normal" style:font-size-complex="14pt" style:font-weight-complex="normal"/>
    </style:style>
    <style:style style:name="T1" style:family="text">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T2" style:family="text">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imitri Corini</text:p>
      <text:p text:style-name="Standard">Mathieu Battier</text:p>
      <text:p text:style-name="Standard">Thomas Smara</text:p>
      <text:p text:style-name="Standard"/>
      <text:p text:style-name="Standard"/>
      <text:p text:style-name="P15">CAHIER DES CHARGES</text:p>
      <text:p text:style-name="P4">Projet de robotiq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3">I.Introduction<text:tab/>3</text:p>
          <text:p text:style-name="P2">1.Contexte : Décrire brièvement l’environnement dans lequel s’inscrit le projet (stratégie, enjeux, domaine, etc.)<text:tab/>3</text:p>
          <text:p text:style-name="P2">2.Historique : Donner un bref historique du contexte dans lequel s’inscrit le projet<text:tab/>3</text:p>
          <text:p text:style-name="P3">II.Description de la demande<text:tab/>3</text:p>
          <text:p text:style-name="P2">1.Les objectifs : Définir les résultats que le projet doit atteindre<text:tab/>3</text:p>
          <text:p text:style-name="P2">2.Produit du projet : Proposer une description générale de ce produit<text:tab/>3</text:p>
          <text:p text:style-name="P2">3.Les fonctions du produit : Lister et justifier les principales fonctionnalités du produit<text:tab/>3</text:p>
          <text:p text:style-name="P3">III.Contraintes<text:tab/>3</text:p>
          <text:p text:style-name="P2">1.Contraintes de délais : Spécifier la date de livraison du produit et les éventuelles échéances intermédiaires<text:tab/>3</text:p>
          <text:p text:style-name="P2">2.Contraintes matérielles : Spécifier le matériel nécessaire au bon fonctionnement du produit<text:tab/>3</text:p>
          <text:p text:style-name="P2">3.Autres contraintes : Spécifier les éventuelles contraintes à prendre en compte dans le cadre du projet (normes techniques, clauses juridiques, etc.)<text:tab/>3</text:p>
          <text:p text:style-name="P3">IV.Déroulement du projet<text:tab/>4</text:p>
          <text:p text:style-name="P2">1.Planification : Représenter les grandes phases du projet et les étapes principales<text:tab/>4</text:p>
          <text:p text:style-name="P2">2.Ressources : Lister les ressources humaines et matérielles<text:tab/>4</text:p>
          <text:p text:style-name="P2">3.Organisation : Décrire l’ensemble des activités introduites dans l’organigramme des tâches de la gestion de projet (Décomposition en tâches, Structure des équipes)<text:tab/>4</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h text:style-name="P18" text:outline-level="1"><text:soft-page-break/>Introduction</text:h>
      <text:h text:style-name="P16" text:outline-level="2">Contexte : Décrire brièvement l’environnement dans lequel s’inscrit le projet (stratégie, enjeux, domaine, etc.)</text:h>
      <text:p text:style-name="P5"/>
      <text:p text:style-name="P5"><text:tab/>L'objectif est de monter et programmer un robot pour une compétition contre un autre robot, il doit ramasser le plus de palet possible face à son adversaire.</text:p>
      <text:p text:style-name="P5"><text:tab/>La compétition se déroule sur un terrain de dimension 3m*2m, contenant une ligne de couleur jaune, une ligne de couleur rouge, une ligne de couleur verte, une ligne de couleur bleu, une ligne vertical et une ligne horizontal de couleur noire et deux lignes de couleur blanche correspondant à la ligne de départ de chaque robot et la ligne de but pour le robot adverse.</text:p>
      <text:p text:style-name="P5"><text:tab/>Le robot peut débuter sur 3 points de départ possible et le terrain contient 9 palets.</text:p>
      <text:p text:style-name="P5"/>
      <text:h text:style-name="P16" text:outline-level="2">Historique : Donner un bref historique du contexte dans lequel s’inscrit le projet</text:h>
      <text:p text:style-name="P6"/>
      <text:p text:style-name="P5"><text:tab/>Le projet s'inscrit dans le cadre de l'enseignement de la matière "Intelligence Artificielle", permettant de comprendre le fonctionnement d'un robot et comment le programmer.</text:p>
      <text:p text:style-name="P7"/>
      <text:p text:style-name="P11"/>
      <text:h text:style-name="Heading_20_1" text:outline-level="1">Description de la demande</text:h>
      <text:h text:style-name="P16" text:outline-level="2">Les objectifs : Définir les résultats que le projet doit atteindre</text:h>
      <text:p text:style-name="P6"/>
      <text:p text:style-name="Text_20_body"><text:span text:style-name="T1"><text:tab/></text:span><text:span text:style-name="T2">Le robot doit être capable d'avancer, de reculer, de faire une rotation à gauche et à droite, de suivre les lignes et de ramasser un palet puis de le lacher.</text:span></text:p>
      <text:p text:style-name="P5"><text:tab/>Le robot doit être plus performant que son adversaire, en adaptant la meilleure stratégie possible.</text:p>
      <text:h text:style-name="P17" text:outline-level="2">Produit du projet : Proposer une description générale de ce produit</text:h>
      <text:p text:style-name="P8"/>
      <text:p text:style-name="P8"><text:tab/>Grâce à ses roues, le robot peut avancer et reculer mais aussi tourner à gauche et à droite.</text:p>
      <text:p text:style-name="P8"><text:tab/>Il peut aussi attraper et déposer des palets grâce à ses 2 pinces.</text:p>
      <text:p text:style-name="P14"><text:tab/>Sur son dos, le robot possède son centre de commande et d'alimentation électrique, qui permet d'allumer le robot et de lancer des programmes.</text:p>
      <text:p text:style-name="P8"><text:soft-page-break/></text:p>
      <text:h text:style-name="P17" text:outline-level="2">Les fonctions du produit : Lister et justifier les principales fonctionnalités du produit</text:h>
      <text:p text:style-name="P9"/>
      <text:p text:style-name="P8"><text:tab/>Le robot possède plusieurs capteurs qui le rendent plus compétitif :</text:p>
      <text:p text:style-name="P8"><text:tab/><text:tab/>-Les servomoteurs exercent une opposition sur le mouvement des roues du robot, lui permettant de corriger sa trajectoire.</text:p>
      <text:p text:style-name="P8"><text:tab/><text:tab/>-Son capteur tactile situé sous la tête du robot réagit à une pression, ce qui permet d'informer le robot qu'il a un palet atteignable par ses pinces.</text:p>
      <text:p text:style-name="P8"><text:tab/><text:tab/>-Il a aussi un capteur de son qui permet au robot de mesurer l'intensité sonore de l'environnement qui l'entoure.</text:p>
      <text:p text:style-name="P8"><text:tab/><text:tab/>-Un capteur à ultrason informe le robot de la distance qui sépare entre lui et un obstacle, que ça soit le mur ou bien un palet.</text:p>
      <text:p text:style-name="P9"><text:span text:style-name="T3"><text:tab/><text:tab/>-Le capteur de couleurs du robot va distinguer les différentes couleurs présentent sur le terrain.</text:span><text:tab/></text:p>
      <text:h text:style-name="Heading_20_1" text:outline-level="1">Contraintes</text:h>
      <text:h text:style-name="P17" text:outline-level="2">Contraintes de délais : Spécifier la date de livraison du produit et les éventuelles échéances intermédiaires</text:h>
      <text:p text:style-name="P10"/>
      <text:p text:style-name="P8"><text:tab/>Le robot doit être opérationnel pour le 12 décembre 2016, date de la compétition entre robots. La programmation du robot a débuté le 12 septembre 2016, laissant un délai de 3 mois.</text:p>
      <text:p text:style-name="P10"/>
      <text:h text:style-name="P17" text:outline-level="2">Contraintes matérielles : Spécifier le matériel nécessaire au bon fonctionnement du produit</text:h>
      <text:p text:style-name="P10"/>
      <text:p text:style-name="P8"><text:tab/>Pour le fonctionnement du robot, il faut une clé wifi pour envoyer au robot le programme pour la compétition.</text:p>
      <text:p text:style-name="P8"><text:tab/>Le robot a une autonomie plutôt faible, il faut donc utiliser régulièrement le chargeur.</text:p>
      <text:p text:style-name="P10"/>
      <text:h text:style-name="P17" text:outline-level="2">Autres contraintes : Spécifier les éventuelles contraintes à prendre en compte dans le cadre du projet (normes techniques, clauses juridiques, etc.)</text:h>
      <text:p text:style-name="P10"/>
      <text:p text:style-name="P8"><text:soft-page-break/><text:tab/>Il faut prendre en compte aussi le réglèment de la compétition, le robot peut être disqualifié si celui-ci ne respecte pas certaines règles.</text:p>
      <text:p text:style-name="P8"/>
      <text:h text:style-name="Heading_20_1" text:outline-level="1">Déroulement du projet</text:h>
      <text:h text:style-name="P17" text:outline-level="2">Planification : Représenter les grandes phases du projet et les étapes principales</text:h>
      <text:p text:style-name="P10"/>
      <text:p text:style-name="P8"><text:tab/>Pour la planification du projet, un diagramme de Gantt a été conçu afin de respecter le délai prévu.</text:p>
      <text:p text:style-name="P10"/>
      <text:h text:style-name="P17" text:outline-level="2">Ressources : Lister les ressources humaines et matérielles</text:h>
      <text:p text:style-name="P10"/>
      <text:p text:style-name="P19"><text:tab/><text:span text:style-name="T3">-3 personnes</text:span></text:p>
      <text:p text:style-name="P19"><text:span text:style-name="T3"><text:tab/>-1 robot</text:span></text:p>
      <text:p text:style-name="P19"><text:span text:style-name="T3"><text:tab/>-Le terrain de la compétition pour pouvoir s'entrainer</text:span></text:p>
      <text:p text:style-name="P19"><text:span text:style-name="T3"><text:tab/>-1 ou plusieurs palets</text:span></text:p>
      <text:p text:style-name="P19"><text:span text:style-name="T3"><text:tab/>-Ordinateurs pour programmer le robot</text:span></text:p>
      <text:p text:style-name="P19"><text:span text:style-name="T3"><text:tab/>-Chargeur</text:span></text:p>
      <text:p text:style-name="P19"><text:span text:style-name="T3"><text:tab/>-Stickers pour personnaliser le robot</text:span></text:p>
      <text:p text:style-name="P10"/>
      <text:h text:style-name="P17" text:outline-level="2">Organisation : Décrire l’ensemble des activités introduites dans l’organigramme des tâches de la gestion de projet (Décomposition en tâches, Structure des équip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1M25S</meta:editing-duration>
    <meta:editing-cycles>31</meta:editing-cycles>
    <meta:generator>OpenOffice/4.1.2$Win32 OpenOffice.org_project/412m3$Build-9782</meta:generator>
    <dc:date>2016-12-08T15:46:01.59</dc:date>
    <meta:document-statistic meta:table-count="0" meta:image-count="0" meta:object-count="0" meta:page-count="5" meta:paragraph-count="64" meta:word-count="848" meta:character-count="5304"/>
    <meta:user-defined meta:name="Info 1"/>
    <meta:user-defined meta:name="Info 2"/>
    <meta:user-defined meta:name="Info 3"/>
    <meta:user-defined meta:name="Info 4"/>
  </office:meta>
</office:document-meta>
</file>